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8.687cm"/>
    </style:style>
    <style:style style:name="co6" style:family="table-column">
      <style:table-column-properties fo:break-before="auto" style:column-width="8.3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No of Rows</text:p>
          </table:table-cell>
          <table:table-cell table:style-name="ce1" office:value-type="string" calcext:value-type="string">
            <text:p>Actor/Film/Loc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/>
          <table:table-cell office:value-type="string" calcext:value-type="string">
            <text:p>Actor-9-10.csv</text:p>
          </table:table-cell>
          <table:table-cell office:value-type="float" office:value="2" calcext:value-type="float">
            <text:p>2</text:p>
          </table:table-cell>
          <table:table-cell table:style-name="ce1" table:formula="of:=IF(LEFT([.B2];3)=&quot;Act&quot;;1;IF(LEFT([.B2];3)=&quot;Fil&quot;;2;IF(LEFT([.B2];3)=&quot;Loc&quot;;3;0)))" office:value-type="float" office:value="1" calcext:value-type="float">
            <text:p>1</text:p>
          </table:table-cell>
          <table:table-cell table:style-name="ce2" office:value-type="string" calcext:value-type="string">
            <text:p>who performed for a character created by e1, and is also on tenure in a company founded by e2</text:p>
          </table:table-cell>
          <table:table-cell table:style-name="ce2" office:value-type="string" calcext:value-type="string">
            <text:p>name the actor of a character that was created by e1, who also served for company founded by e2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Actor-7-10.csv</text:p>
          </table:table-cell>
          <table:table-cell office:value-type="float" office:value="5" calcext:value-type="float">
            <text:p>5</text:p>
          </table:table-cell>
          <table:table-cell table:style-name="ce1" table:formula="of:=IF(LEFT([.B3];3)=&quot;Act&quot;;1;IF(LEFT([.B3];3)=&quot;Fil&quot;;2;IF(LEFT([.B3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0-3.csv</text:p>
          </table:table-cell>
          <table:table-cell office:value-type="float" office:value="71" calcext:value-type="float">
            <text:p>71</text:p>
          </table:table-cell>
          <table:table-cell table:style-name="ce1" table:formula="of:=IF(LEFT([.B4];3)=&quot;Act&quot;;1;IF(LEFT([.B4];3)=&quot;Fil&quot;;2;IF(LEFT([.B4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9-3.csv</text:p>
          </table:table-cell>
          <table:table-cell office:value-type="float" office:value="100" calcext:value-type="float">
            <text:p>100</text:p>
          </table:table-cell>
          <table:table-cell table:style-name="ce1" table:formula="of:=IF(LEFT([.B5];3)=&quot;Act&quot;;1;IF(LEFT([.B5];3)=&quot;Fil&quot;;2;IF(LEFT([.B5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9.csv</text:p>
          </table:table-cell>
          <table:table-cell office:value-type="float" office:value="102" calcext:value-type="float">
            <text:p>102</text:p>
          </table:table-cell>
          <table:table-cell table:style-name="ce1" table:formula="of:=IF(LEFT([.B6];3)=&quot;Act&quot;;1;IF(LEFT([.B6];3)=&quot;Fil&quot;;2;IF(LEFT([.B6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9-7.csv</text:p>
          </table:table-cell>
          <table:table-cell office:value-type="float" office:value="178" calcext:value-type="float">
            <text:p>178</text:p>
          </table:table-cell>
          <table:table-cell table:style-name="ce1" table:formula="of:=IF(LEFT([.B7];3)=&quot;Act&quot;;1;IF(LEFT([.B7];3)=&quot;Fil&quot;;2;IF(LEFT([.B7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-10.csv</text:p>
          </table:table-cell>
          <table:table-cell office:value-type="float" office:value="244" calcext:value-type="float">
            <text:p>244</text:p>
          </table:table-cell>
          <table:table-cell table:style-name="ce1" table:formula="of:=IF(LEFT([.B8];3)=&quot;Act&quot;;1;IF(LEFT([.B8];3)=&quot;Fil&quot;;2;IF(LEFT([.B8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0-6.csv</text:p>
          </table:table-cell>
          <table:table-cell office:value-type="float" office:value="261" calcext:value-type="float">
            <text:p>261</text:p>
          </table:table-cell>
          <table:table-cell table:style-name="ce1" table:formula="of:=IF(LEFT([.B9];3)=&quot;Act&quot;;1;IF(LEFT([.B9];3)=&quot;Fil&quot;;2;IF(LEFT([.B9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4-10.csv</text:p>
          </table:table-cell>
          <table:table-cell office:value-type="float" office:value="272" calcext:value-type="float">
            <text:p>272</text:p>
          </table:table-cell>
          <table:table-cell table:style-name="ce1" table:formula="of:=IF(LEFT([.B10];3)=&quot;Act&quot;;1;IF(LEFT([.B10];3)=&quot;Fil&quot;;2;IF(LEFT([.B10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10.csv</text:p>
          </table:table-cell>
          <table:table-cell office:value-type="float" office:value="343" calcext:value-type="float">
            <text:p>343</text:p>
          </table:table-cell>
          <table:table-cell table:style-name="ce1" table:formula="of:=IF(LEFT([.B11];3)=&quot;Act&quot;;1;IF(LEFT([.B11];3)=&quot;Fil&quot;;2;IF(LEFT([.B11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5-10.csv</text:p>
          </table:table-cell>
          <table:table-cell office:value-type="float" office:value="383" calcext:value-type="float">
            <text:p>383</text:p>
          </table:table-cell>
          <table:table-cell table:style-name="ce1" table:formula="of:=IF(LEFT([.B12];3)=&quot;Act&quot;;1;IF(LEFT([.B12];3)=&quot;Fil&quot;;2;IF(LEFT([.B12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9-6.csv</text:p>
          </table:table-cell>
          <table:table-cell office:value-type="float" office:value="457" calcext:value-type="float">
            <text:p>457</text:p>
          </table:table-cell>
          <table:table-cell table:style-name="ce1" table:formula="of:=IF(LEFT([.B13];3)=&quot;Act&quot;;1;IF(LEFT([.B13];3)=&quot;Fil&quot;;2;IF(LEFT([.B13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9-1.csv</text:p>
          </table:table-cell>
          <table:table-cell office:value-type="float" office:value="463" calcext:value-type="float">
            <text:p>463</text:p>
          </table:table-cell>
          <table:table-cell table:style-name="ce1" table:formula="of:=IF(LEFT([.B14];3)=&quot;Act&quot;;1;IF(LEFT([.B14];3)=&quot;Fil&quot;;2;IF(LEFT([.B14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0-2.csv</text:p>
          </table:table-cell>
          <table:table-cell office:value-type="float" office:value="482" calcext:value-type="float">
            <text:p>482</text:p>
          </table:table-cell>
          <table:table-cell table:style-name="ce1" table:formula="of:=IF(LEFT([.B15];3)=&quot;Act&quot;;1;IF(LEFT([.B15];3)=&quot;Fil&quot;;2;IF(LEFT([.B15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4-9.csv</text:p>
          </table:table-cell>
          <table:table-cell office:value-type="float" office:value="490" calcext:value-type="float">
            <text:p>490</text:p>
          </table:table-cell>
          <table:table-cell table:style-name="ce1" table:formula="of:=IF(LEFT([.B16];3)=&quot;Act&quot;;1;IF(LEFT([.B16];3)=&quot;Fil&quot;;2;IF(LEFT([.B16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5-9.csv</text:p>
          </table:table-cell>
          <table:table-cell office:value-type="float" office:value="718" calcext:value-type="float">
            <text:p>718</text:p>
          </table:table-cell>
          <table:table-cell table:style-name="ce1" table:formula="of:=IF(LEFT([.B17];3)=&quot;Act&quot;;1;IF(LEFT([.B17];3)=&quot;Fil&quot;;2;IF(LEFT([.B17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7.csv</text:p>
          </table:table-cell>
          <table:table-cell office:value-type="float" office:value="1023" calcext:value-type="float">
            <text:p>1023</text:p>
          </table:table-cell>
          <table:table-cell table:style-name="ce1" table:formula="of:=IF(LEFT([.B18];3)=&quot;Act&quot;;1;IF(LEFT([.B18];3)=&quot;Fil&quot;;2;IF(LEFT([.B18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9-2.csv</text:p>
          </table:table-cell>
          <table:table-cell office:value-type="float" office:value="1149" calcext:value-type="float">
            <text:p>1149</text:p>
          </table:table-cell>
          <table:table-cell table:style-name="ce1" table:formula="of:=IF(LEFT([.B19];3)=&quot;Act&quot;;1;IF(LEFT([.B19];3)=&quot;Fil&quot;;2;IF(LEFT([.B19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0-8.csv</text:p>
          </table:table-cell>
          <table:table-cell office:value-type="float" office:value="1410" calcext:value-type="float">
            <text:p>1410</text:p>
          </table:table-cell>
          <table:table-cell table:style-name="ce1" table:formula="of:=IF(LEFT([.B20];3)=&quot;Act&quot;;1;IF(LEFT([.B20];3)=&quot;Fil&quot;;2;IF(LEFT([.B20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3.csv</text:p>
          </table:table-cell>
          <table:table-cell office:value-type="float" office:value="3163" calcext:value-type="float">
            <text:p>3163</text:p>
          </table:table-cell>
          <table:table-cell table:style-name="ce1" table:formula="of:=IF(LEFT([.B21];3)=&quot;Act&quot;;1;IF(LEFT([.B21];3)=&quot;Fil&quot;;2;IF(LEFT([.B21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9-8.csv</text:p>
          </table:table-cell>
          <table:table-cell office:value-type="float" office:value="3889" calcext:value-type="float">
            <text:p>3889</text:p>
          </table:table-cell>
          <table:table-cell table:style-name="ce1" table:formula="of:=IF(LEFT([.B22];3)=&quot;Act&quot;;1;IF(LEFT([.B22];3)=&quot;Fil&quot;;2;IF(LEFT([.B22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6.csv</text:p>
          </table:table-cell>
          <table:table-cell office:value-type="float" office:value="14056" calcext:value-type="float">
            <text:p>14056</text:p>
          </table:table-cell>
          <table:table-cell table:style-name="ce1" table:formula="of:=IF(LEFT([.B23];3)=&quot;Act&quot;;1;IF(LEFT([.B23];3)=&quot;Fil&quot;;2;IF(LEFT([.B23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1.csv</text:p>
          </table:table-cell>
          <table:table-cell office:value-type="float" office:value="14277" calcext:value-type="float">
            <text:p>14277</text:p>
          </table:table-cell>
          <table:table-cell table:style-name="ce1" table:formula="of:=IF(LEFT([.B24];3)=&quot;Act&quot;;1;IF(LEFT([.B24];3)=&quot;Fil&quot;;2;IF(LEFT([.B24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4.csv</text:p>
          </table:table-cell>
          <table:table-cell office:value-type="float" office:value="16609" calcext:value-type="float">
            <text:p>16609</text:p>
          </table:table-cell>
          <table:table-cell table:style-name="ce1" table:formula="of:=IF(LEFT([.B25];3)=&quot;Act&quot;;1;IF(LEFT([.B25];3)=&quot;Fil&quot;;2;IF(LEFT([.B25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5.csv</text:p>
          </table:table-cell>
          <table:table-cell office:value-type="float" office:value="21902" calcext:value-type="float">
            <text:p>21902</text:p>
          </table:table-cell>
          <table:table-cell table:style-name="ce1" table:formula="of:=IF(LEFT([.B26];3)=&quot;Act&quot;;1;IF(LEFT([.B26];3)=&quot;Fil&quot;;2;IF(LEFT([.B26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2.csv</text:p>
          </table:table-cell>
          <table:table-cell office:value-type="float" office:value="36343" calcext:value-type="float">
            <text:p>36343</text:p>
          </table:table-cell>
          <table:table-cell table:style-name="ce1" table:formula="of:=IF(LEFT([.B27];3)=&quot;Act&quot;;1;IF(LEFT([.B27];3)=&quot;Fil&quot;;2;IF(LEFT([.B27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Actor-11-8.csv</text:p>
          </table:table-cell>
          <table:table-cell office:value-type="float" office:value="110078" calcext:value-type="float">
            <text:p>110078</text:p>
          </table:table-cell>
          <table:table-cell table:style-name="ce1" table:formula="of:=IF(LEFT([.B28];3)=&quot;Act&quot;;1;IF(LEFT([.B28];3)=&quot;Fil&quot;;2;IF(LEFT([.B28];3)=&quot;Loc&quot;;3;0)))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4-5.csv</text:p>
          </table:table-cell>
          <table:table-cell office:value-type="float" office:value="12" calcext:value-type="float">
            <text:p>12</text:p>
          </table:table-cell>
          <table:table-cell table:style-name="ce1" table:formula="of:=IF(LEFT([.B29];3)=&quot;Act&quot;;1;IF(LEFT([.B29];3)=&quot;Fil&quot;;2;IF(LEFT([.B29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6-4.csv</text:p>
          </table:table-cell>
          <table:table-cell office:value-type="float" office:value="25" calcext:value-type="float">
            <text:p>25</text:p>
          </table:table-cell>
          <table:table-cell table:style-name="ce1" table:formula="of:=IF(LEFT([.B30];3)=&quot;Act&quot;;1;IF(LEFT([.B30];3)=&quot;Fil&quot;;2;IF(LEFT([.B30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1-5.csv</text:p>
          </table:table-cell>
          <table:table-cell office:value-type="float" office:value="37" calcext:value-type="float">
            <text:p>37</text:p>
          </table:table-cell>
          <table:table-cell table:style-name="ce1" table:formula="of:=IF(LEFT([.B31];3)=&quot;Act&quot;;1;IF(LEFT([.B31];3)=&quot;Fil&quot;;2;IF(LEFT([.B31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4-7.csv</text:p>
          </table:table-cell>
          <table:table-cell office:value-type="float" office:value="81" calcext:value-type="float">
            <text:p>81</text:p>
          </table:table-cell>
          <table:table-cell table:style-name="ce1" table:formula="of:=IF(LEFT([.B32];3)=&quot;Act&quot;;1;IF(LEFT([.B32];3)=&quot;Fil&quot;;2;IF(LEFT([.B32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6-1.csv</text:p>
          </table:table-cell>
          <table:table-cell office:value-type="float" office:value="92" calcext:value-type="float">
            <text:p>92</text:p>
          </table:table-cell>
          <table:table-cell table:style-name="ce1" table:formula="of:=IF(LEFT([.B33];3)=&quot;Act&quot;;1;IF(LEFT([.B33];3)=&quot;Fil&quot;;2;IF(LEFT([.B33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3-5.csv</text:p>
          </table:table-cell>
          <table:table-cell office:value-type="float" office:value="151" calcext:value-type="float">
            <text:p>151</text:p>
          </table:table-cell>
          <table:table-cell table:style-name="ce1" table:formula="of:=IF(LEFT([.B34];3)=&quot;Act&quot;;1;IF(LEFT([.B34];3)=&quot;Fil&quot;;2;IF(LEFT([.B34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3-6.csv</text:p>
          </table:table-cell>
          <table:table-cell office:value-type="float" office:value="158" calcext:value-type="float">
            <text:p>158</text:p>
          </table:table-cell>
          <table:table-cell table:style-name="ce1" table:formula="of:=IF(LEFT([.B35];3)=&quot;Act&quot;;1;IF(LEFT([.B35];3)=&quot;Fil&quot;;2;IF(LEFT([.B35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1-7.csv</text:p>
          </table:table-cell>
          <table:table-cell office:value-type="float" office:value="339" calcext:value-type="float">
            <text:p>339</text:p>
          </table:table-cell>
          <table:table-cell table:style-name="ce1" table:formula="of:=IF(LEFT([.B36];3)=&quot;Act&quot;;1;IF(LEFT([.B36];3)=&quot;Fil&quot;;2;IF(LEFT([.B36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3-7.csv</text:p>
          </table:table-cell>
          <table:table-cell office:value-type="float" office:value="483" calcext:value-type="float">
            <text:p>483</text:p>
          </table:table-cell>
          <table:table-cell table:style-name="ce1" table:formula="of:=IF(LEFT([.B37];3)=&quot;Act&quot;;1;IF(LEFT([.B37];3)=&quot;Fil&quot;;2;IF(LEFT([.B37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6-2.csv</text:p>
          </table:table-cell>
          <table:table-cell office:value-type="float" office:value="689" calcext:value-type="float">
            <text:p>689</text:p>
          </table:table-cell>
          <table:table-cell table:style-name="ce1" table:formula="of:=IF(LEFT([.B38];3)=&quot;Act&quot;;1;IF(LEFT([.B38];3)=&quot;Fil&quot;;2;IF(LEFT([.B38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2-5.csv</text:p>
          </table:table-cell>
          <table:table-cell office:value-type="float" office:value="765" calcext:value-type="float">
            <text:p>765</text:p>
          </table:table-cell>
          <table:table-cell table:style-name="ce1" table:formula="of:=IF(LEFT([.B39];3)=&quot;Act&quot;;1;IF(LEFT([.B39];3)=&quot;Fil&quot;;2;IF(LEFT([.B39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2-7.csv</text:p>
          </table:table-cell>
          <table:table-cell office:value-type="float" office:value="1611" calcext:value-type="float">
            <text:p>1611</text:p>
          </table:table-cell>
          <table:table-cell table:style-name="ce1" table:formula="of:=IF(LEFT([.B40];3)=&quot;Act&quot;;1;IF(LEFT([.B40];3)=&quot;Fil&quot;;2;IF(LEFT([.B40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5-7.csv</text:p>
          </table:table-cell>
          <table:table-cell office:value-type="float" office:value="5385" calcext:value-type="float">
            <text:p>5385</text:p>
          </table:table-cell>
          <table:table-cell table:style-name="ce1" table:formula="of:=IF(LEFT([.B41];3)=&quot;Act&quot;;1;IF(LEFT([.B41];3)=&quot;Fil&quot;;2;IF(LEFT([.B41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lm-6-7.csv</text:p>
          </table:table-cell>
          <table:table-cell office:value-type="float" office:value="6713" calcext:value-type="float">
            <text:p>6713</text:p>
          </table:table-cell>
          <table:table-cell table:style-name="ce1" table:formula="of:=IF(LEFT([.B42];3)=&quot;Act&quot;;1;IF(LEFT([.B42];3)=&quot;Fil&quot;;2;IF(LEFT([.B42];3)=&quot;Loc&quot;;3;0)))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1.csv</text:p>
          </table:table-cell>
          <table:table-cell office:value-type="float" office:value="1" calcext:value-type="float">
            <text:p>1</text:p>
          </table:table-cell>
          <table:table-cell table:style-name="ce1" table:formula="of:=IF(LEFT([.B43];3)=&quot;Act&quot;;1;IF(LEFT([.B43];3)=&quot;Fil&quot;;2;IF(LEFT([.B43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11.csv</text:p>
          </table:table-cell>
          <table:table-cell office:value-type="float" office:value="2" calcext:value-type="float">
            <text:p>2</text:p>
          </table:table-cell>
          <table:table-cell table:style-name="ce1" table:formula="of:=IF(LEFT([.B44];3)=&quot;Act&quot;;1;IF(LEFT([.B44];3)=&quot;Fil&quot;;2;IF(LEFT([.B44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10.csv</text:p>
          </table:table-cell>
          <table:table-cell office:value-type="float" office:value="4" calcext:value-type="float">
            <text:p>4</text:p>
          </table:table-cell>
          <table:table-cell table:style-name="ce1" table:formula="of:=IF(LEFT([.B45];3)=&quot;Act&quot;;1;IF(LEFT([.B45];3)=&quot;Fil&quot;;2;IF(LEFT([.B45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6.csv</text:p>
          </table:table-cell>
          <table:table-cell office:value-type="float" office:value="9" calcext:value-type="float">
            <text:p>9</text:p>
          </table:table-cell>
          <table:table-cell table:style-name="ce1" table:formula="of:=IF(LEFT([.B46];3)=&quot;Act&quot;;1;IF(LEFT([.B46];3)=&quot;Fil&quot;;2;IF(LEFT([.B46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4.csv</text:p>
          </table:table-cell>
          <table:table-cell office:value-type="float" office:value="27" calcext:value-type="float">
            <text:p>27</text:p>
          </table:table-cell>
          <table:table-cell table:style-name="ce1" table:formula="of:=IF(LEFT([.B47];3)=&quot;Act&quot;;1;IF(LEFT([.B47];3)=&quot;Fil&quot;;2;IF(LEFT([.B47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8.csv</text:p>
          </table:table-cell>
          <table:table-cell office:value-type="float" office:value="27" calcext:value-type="float">
            <text:p>27</text:p>
          </table:table-cell>
          <table:table-cell table:style-name="ce1" table:formula="of:=IF(LEFT([.B48];3)=&quot;Act&quot;;1;IF(LEFT([.B48];3)=&quot;Fil&quot;;2;IF(LEFT([.B48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7.csv</text:p>
          </table:table-cell>
          <table:table-cell office:value-type="float" office:value="52" calcext:value-type="float">
            <text:p>52</text:p>
          </table:table-cell>
          <table:table-cell table:style-name="ce1" table:formula="of:=IF(LEFT([.B49];3)=&quot;Act&quot;;1;IF(LEFT([.B49];3)=&quot;Fil&quot;;2;IF(LEFT([.B49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2.csv</text:p>
          </table:table-cell>
          <table:table-cell office:value-type="float" office:value="55" calcext:value-type="float">
            <text:p>55</text:p>
          </table:table-cell>
          <table:table-cell table:style-name="ce1" table:formula="of:=IF(LEFT([.B50];3)=&quot;Act&quot;;1;IF(LEFT([.B50];3)=&quot;Fil&quot;;2;IF(LEFT([.B50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5.csv</text:p>
          </table:table-cell>
          <table:table-cell office:value-type="float" office:value="55" calcext:value-type="float">
            <text:p>55</text:p>
          </table:table-cell>
          <table:table-cell table:style-name="ce1" table:formula="of:=IF(LEFT([.B51];3)=&quot;Act&quot;;1;IF(LEFT([.B51];3)=&quot;Fil&quot;;2;IF(LEFT([.B51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3-12.csv</text:p>
          </table:table-cell>
          <table:table-cell office:value-type="float" office:value="186" calcext:value-type="float">
            <text:p>186</text:p>
          </table:table-cell>
          <table:table-cell table:style-name="ce1" table:formula="of:=IF(LEFT([.B52];3)=&quot;Act&quot;;1;IF(LEFT([.B52];3)=&quot;Fil&quot;;2;IF(LEFT([.B52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-11.csv</text:p>
          </table:table-cell>
          <table:table-cell office:value-type="float" office:value="235" calcext:value-type="float">
            <text:p>235</text:p>
          </table:table-cell>
          <table:table-cell table:style-name="ce1" table:formula="of:=IF(LEFT([.B53];3)=&quot;Act&quot;;1;IF(LEFT([.B53];3)=&quot;Fil&quot;;2;IF(LEFT([.B53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2-9.csv</text:p>
          </table:table-cell>
          <table:table-cell office:value-type="float" office:value="288" calcext:value-type="float">
            <text:p>288</text:p>
          </table:table-cell>
          <table:table-cell table:style-name="ce1" table:formula="of:=IF(LEFT([.B54];3)=&quot;Act&quot;;1;IF(LEFT([.B54];3)=&quot;Fil&quot;;2;IF(LEFT([.B54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1-6.csv</text:p>
          </table:table-cell>
          <table:table-cell office:value-type="float" office:value="589" calcext:value-type="float">
            <text:p>589</text:p>
          </table:table-cell>
          <table:table-cell table:style-name="ce1" table:formula="of:=IF(LEFT([.B55];3)=&quot;Act&quot;;1;IF(LEFT([.B55];3)=&quot;Fil&quot;;2;IF(LEFT([.B55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-13.csv</text:p>
          </table:table-cell>
          <table:table-cell office:value-type="float" office:value="1705" calcext:value-type="float">
            <text:p>1705</text:p>
          </table:table-cell>
          <table:table-cell table:style-name="ce1" table:formula="of:=IF(LEFT([.B56];3)=&quot;Act&quot;;1;IF(LEFT([.B56];3)=&quot;Fil&quot;;2;IF(LEFT([.B56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4-11.csv</text:p>
          </table:table-cell>
          <table:table-cell office:value-type="float" office:value="3087" calcext:value-type="float">
            <text:p>3087</text:p>
          </table:table-cell>
          <table:table-cell table:style-name="ce1" table:formula="of:=IF(LEFT([.B57];3)=&quot;Act&quot;;1;IF(LEFT([.B57];3)=&quot;Fil&quot;;2;IF(LEFT([.B57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8-11.csv</text:p>
          </table:table-cell>
          <table:table-cell office:value-type="float" office:value="3163" calcext:value-type="float">
            <text:p>3163</text:p>
          </table:table-cell>
          <table:table-cell table:style-name="ce1" table:formula="of:=IF(LEFT([.B58];3)=&quot;Act&quot;;1;IF(LEFT([.B58];3)=&quot;Fil&quot;;2;IF(LEFT([.B58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0-1.csv</text:p>
          </table:table-cell>
          <table:table-cell office:value-type="float" office:value="4752" calcext:value-type="float">
            <text:p>4752</text:p>
          </table:table-cell>
          <table:table-cell table:style-name="ce1" table:formula="of:=IF(LEFT([.B59];3)=&quot;Act&quot;;1;IF(LEFT([.B59];3)=&quot;Fil&quot;;2;IF(LEFT([.B59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3-11.csv</text:p>
          </table:table-cell>
          <table:table-cell office:value-type="float" office:value="4806" calcext:value-type="float">
            <text:p>4806</text:p>
          </table:table-cell>
          <table:table-cell table:style-name="ce1" table:formula="of:=IF(LEFT([.B60];3)=&quot;Act&quot;;1;IF(LEFT([.B60];3)=&quot;Fil&quot;;2;IF(LEFT([.B60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7-11.csv</text:p>
          </table:table-cell>
          <table:table-cell office:value-type="float" office:value="4951" calcext:value-type="float">
            <text:p>4951</text:p>
          </table:table-cell>
          <table:table-cell table:style-name="ce1" table:formula="of:=IF(LEFT([.B61];3)=&quot;Act&quot;;1;IF(LEFT([.B61];3)=&quot;Fil&quot;;2;IF(LEFT([.B61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3-6.csv</text:p>
          </table:table-cell>
          <table:table-cell office:value-type="float" office:value="5924" calcext:value-type="float">
            <text:p>5924</text:p>
          </table:table-cell>
          <table:table-cell table:style-name="ce1" table:formula="of:=IF(LEFT([.B62];3)=&quot;Act&quot;;1;IF(LEFT([.B62];3)=&quot;Fil&quot;;2;IF(LEFT([.B62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1-5.csv</text:p>
          </table:table-cell>
          <table:table-cell office:value-type="float" office:value="8349" calcext:value-type="float">
            <text:p>8349</text:p>
          </table:table-cell>
          <table:table-cell table:style-name="ce1" table:formula="of:=IF(LEFT([.B63];3)=&quot;Act&quot;;1;IF(LEFT([.B63];3)=&quot;Fil&quot;;2;IF(LEFT([.B63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2-11.csv</text:p>
          </table:table-cell>
          <table:table-cell office:value-type="float" office:value="8349" calcext:value-type="float">
            <text:p>8349</text:p>
          </table:table-cell>
          <table:table-cell table:style-name="ce1" table:formula="of:=IF(LEFT([.B64];3)=&quot;Act&quot;;1;IF(LEFT([.B64];3)=&quot;Fil&quot;;2;IF(LEFT([.B64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0-11.csv</text:p>
          </table:table-cell>
          <table:table-cell office:value-type="float" office:value="11888" calcext:value-type="float">
            <text:p>11888</text:p>
          </table:table-cell>
          <table:table-cell table:style-name="ce1" table:formula="of:=IF(LEFT([.B65];3)=&quot;Act&quot;;1;IF(LEFT([.B65];3)=&quot;Fil&quot;;2;IF(LEFT([.B65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0-6.csv</text:p>
          </table:table-cell>
          <table:table-cell office:value-type="float" office:value="16234" calcext:value-type="float">
            <text:p>16234</text:p>
          </table:table-cell>
          <table:table-cell table:style-name="ce1" table:formula="of:=IF(LEFT([.B66];3)=&quot;Act&quot;;1;IF(LEFT([.B66];3)=&quot;Fil&quot;;2;IF(LEFT([.B66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3-11.csv</text:p>
          </table:table-cell>
          <table:table-cell office:value-type="float" office:value="24938" calcext:value-type="float">
            <text:p>24938</text:p>
          </table:table-cell>
          <table:table-cell table:style-name="ce1" table:formula="of:=IF(LEFT([.B67];3)=&quot;Act&quot;;1;IF(LEFT([.B67];3)=&quot;Fil&quot;;2;IF(LEFT([.B67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8-13.csv</text:p>
          </table:table-cell>
          <table:table-cell office:value-type="float" office:value="28960" calcext:value-type="float">
            <text:p>28960</text:p>
          </table:table-cell>
          <table:table-cell table:style-name="ce1" table:formula="of:=IF(LEFT([.B68];3)=&quot;Act&quot;;1;IF(LEFT([.B68];3)=&quot;Fil&quot;;2;IF(LEFT([.B68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4-13.csv</text:p>
          </table:table-cell>
          <table:table-cell office:value-type="float" office:value="29110" calcext:value-type="float">
            <text:p>29110</text:p>
          </table:table-cell>
          <table:table-cell table:style-name="ce1" table:formula="of:=IF(LEFT([.B69];3)=&quot;Act&quot;;1;IF(LEFT([.B69];3)=&quot;Fil&quot;;2;IF(LEFT([.B69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9-11.csv</text:p>
          </table:table-cell>
          <table:table-cell office:value-type="float" office:value="34927" calcext:value-type="float">
            <text:p>34927</text:p>
          </table:table-cell>
          <table:table-cell table:style-name="ce1" table:formula="of:=IF(LEFT([.B70];3)=&quot;Act&quot;;1;IF(LEFT([.B70];3)=&quot;Fil&quot;;2;IF(LEFT([.B70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7-13.csv</text:p>
          </table:table-cell>
          <table:table-cell office:value-type="float" office:value="43825" calcext:value-type="float">
            <text:p>43825</text:p>
          </table:table-cell>
          <table:table-cell table:style-name="ce1" table:formula="of:=IF(LEFT([.B71];3)=&quot;Act&quot;;1;IF(LEFT([.B71];3)=&quot;Fil&quot;;2;IF(LEFT([.B71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3-5.csv</text:p>
          </table:table-cell>
          <table:table-cell office:value-type="float" office:value="70189" calcext:value-type="float">
            <text:p>70189</text:p>
          </table:table-cell>
          <table:table-cell table:style-name="ce1" table:formula="of:=IF(LEFT([.B72];3)=&quot;Act&quot;;1;IF(LEFT([.B72];3)=&quot;Fil&quot;;2;IF(LEFT([.B72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2-13.csv</text:p>
          </table:table-cell>
          <table:table-cell office:value-type="float" office:value="70189" calcext:value-type="float">
            <text:p>70189</text:p>
          </table:table-cell>
          <table:table-cell table:style-name="ce1" table:formula="of:=IF(LEFT([.B73];3)=&quot;Act&quot;;1;IF(LEFT([.B73];3)=&quot;Fil&quot;;2;IF(LEFT([.B73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0-8.csv</text:p>
          </table:table-cell>
          <table:table-cell office:value-type="float" office:value="78797" calcext:value-type="float">
            <text:p>78797</text:p>
          </table:table-cell>
          <table:table-cell table:style-name="ce1" table:formula="of:=IF(LEFT([.B74];3)=&quot;Act&quot;;1;IF(LEFT([.B74];3)=&quot;Fil&quot;;2;IF(LEFT([.B74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0-13.csv</text:p>
          </table:table-cell>
          <table:table-cell office:value-type="float" office:value="79006" calcext:value-type="float">
            <text:p>79006</text:p>
          </table:table-cell>
          <table:table-cell table:style-name="ce1" table:formula="of:=IF(LEFT([.B75];3)=&quot;Act&quot;;1;IF(LEFT([.B75];3)=&quot;Fil&quot;;2;IF(LEFT([.B75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0-4.csv</text:p>
          </table:table-cell>
          <table:table-cell office:value-type="float" office:value="80550" calcext:value-type="float">
            <text:p>80550</text:p>
          </table:table-cell>
          <table:table-cell table:style-name="ce1" table:formula="of:=IF(LEFT([.B76];3)=&quot;Act&quot;;1;IF(LEFT([.B76];3)=&quot;Fil&quot;;2;IF(LEFT([.B76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0-7.csv</text:p>
          </table:table-cell>
          <table:table-cell office:value-type="float" office:value="120469" calcext:value-type="float">
            <text:p>120469</text:p>
          </table:table-cell>
          <table:table-cell table:style-name="ce1" table:formula="of:=IF(LEFT([.B77];3)=&quot;Act&quot;;1;IF(LEFT([.B77];3)=&quot;Fil&quot;;2;IF(LEFT([.B77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10-5.csv</text:p>
          </table:table-cell>
          <table:table-cell office:value-type="float" office:value="205134" calcext:value-type="float">
            <text:p>205134</text:p>
          </table:table-cell>
          <table:table-cell table:style-name="ce1" table:formula="of:=IF(LEFT([.B78];3)=&quot;Act&quot;;1;IF(LEFT([.B78];3)=&quot;Fil&quot;;2;IF(LEFT([.B78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2-10.csv</text:p>
          </table:table-cell>
          <table:table-cell office:value-type="float" office:value="205134" calcext:value-type="float">
            <text:p>205134</text:p>
          </table:table-cell>
          <table:table-cell table:style-name="ce1" table:formula="of:=IF(LEFT([.B79];3)=&quot;Act&quot;;1;IF(LEFT([.B79];3)=&quot;Fil&quot;;2;IF(LEFT([.B79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3-13.csv</text:p>
          </table:table-cell>
          <table:table-cell office:value-type="float" office:value="213646" calcext:value-type="float">
            <text:p>213646</text:p>
          </table:table-cell>
          <table:table-cell table:style-name="ce1" table:formula="of:=IF(LEFT([.B80];3)=&quot;Act&quot;;1;IF(LEFT([.B80];3)=&quot;Fil&quot;;2;IF(LEFT([.B80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9-13.csv</text:p>
          </table:table-cell>
          <table:table-cell office:value-type="float" office:value="305223" calcext:value-type="float">
            <text:p>305223</text:p>
          </table:table-cell>
          <table:table-cell table:style-name="ce1" table:formula="of:=IF(LEFT([.B81];3)=&quot;Act&quot;;1;IF(LEFT([.B81];3)=&quot;Fil&quot;;2;IF(LEFT([.B81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3-10.csv</text:p>
          </table:table-cell>
          <table:table-cell office:value-type="float" office:value="631798" calcext:value-type="float">
            <text:p>631798</text:p>
          </table:table-cell>
          <table:table-cell table:style-name="ce1" table:formula="of:=IF(LEFT([.B82];3)=&quot;Act&quot;;1;IF(LEFT([.B82];3)=&quot;Fil&quot;;2;IF(LEFT([.B82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Location-9-10.csv</text:p>
          </table:table-cell>
          <table:table-cell office:value-type="float" office:value="905356" calcext:value-type="float">
            <text:p>905356</text:p>
          </table:table-cell>
          <table:table-cell table:style-name="ce1" table:formula="of:=IF(LEFT([.B83];3)=&quot;Act&quot;;1;IF(LEFT([.B83];3)=&quot;Fil&quot;;2;IF(LEFT([.B83];3)=&quot;Loc&quot;;3;0)))" office:value-type="float" office:value="3" calcext:value-type="float">
            <text:p>3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3"/>
          <table:table-cell table:style-name="ce1"/>
          <table:table-cell table:style-name="ce2" table:number-columns-repeated="2"/>
          <table:table-cell/>
        </table:table-row>
        <table:table-row table:style-name="ro1" table:number-rows-repeated="104849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1:Sheet1.D83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2:14:34.833713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2:44:48.604943735</dc:date>
    <meta:generator>LibreOffice/4.2.8.2$Linux_X86_64 LibreOffice_project/420m0$Build-2</meta:generator>
    <meta:editing-duration>PT29M50S</meta:editing-duration>
    <meta:editing-cycles>3</meta:editing-cycles>
    <meta:document-statistic meta:table-count="1" meta:cell-count="251" meta:object-count="0"/>
  </office:meta>
</office:document-meta>
</file>